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level-style-bullet text:level="2" text:style-name="WW_CharLFO1LVL2" text:bullet-char="○">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1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1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1LVL5" text:bullet-char="○">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1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1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1LVL8" text:bullet-char="○">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1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style:style style:name="P1" style:parent-style-name="Heading1" style:master-page-name="MP0" style:family="paragraph">
      <style:paragraph-properties fo:break-before="page" style:page-number="1"/>
    </style:style>
    <style:style style:name="P3" style:parent-style-name="Normal" style:family="paragraph">
      <style:paragraph-properties fo:text-indent="-0.25in">
        <style:tab-stops>
          <style:tab-stop style:type="left" style:position="-0.5in"/>
          <style:tab-stop style:type="left" style:position="0in"/>
        </style:tab-stops>
      </style:paragraph-properties>
    </style:style>
    <style:style style:name="P4" style:parent-style-name="Normal" style:family="paragraph">
      <style:paragraph-properties fo:text-indent="-0.25in">
        <style:tab-stops>
          <style:tab-stop style:type="left" style:position="-0.5in"/>
          <style:tab-stop style:type="left" style:position="0in"/>
        </style:tab-stops>
      </style:paragraph-properties>
    </style:style>
    <style:style style:name="P5" style:parent-style-name="Normal" style:family="paragraph">
      <style:paragraph-properties fo:text-indent="-0.25in">
        <style:tab-stops>
          <style:tab-stop style:type="left" style:position="-0.5in"/>
          <style:tab-stop style:type="left" style:position="0in"/>
        </style:tab-stops>
      </style:paragraph-properties>
    </style:style>
    <style:style style:name="P6" style:parent-style-name="Normal" style:family="paragraph">
      <style:paragraph-properties fo:text-indent="-0.25in">
        <style:tab-stops>
          <style:tab-stop style:type="left" style:position="-0.5in"/>
          <style:tab-stop style:type="left" style:position="0in"/>
        </style:tab-stops>
      </style:paragraph-properties>
    </style:style>
    <style:style style:name="P7" style:parent-style-name="Normal" style:family="paragraph">
      <style:paragraph-properties fo:text-indent="-0.25in">
        <style:tab-stops>
          <style:tab-stop style:type="left" style:position="-0.5in"/>
          <style:tab-stop style:type="left" style:position="0in"/>
        </style:tab-stops>
      </style:paragraph-properties>
    </style:style>
    <style:style style:name="P8" style:parent-style-name="Normal" style:family="paragraph">
      <style:paragraph-properties fo:text-indent="-0.25in">
        <style:tab-stops>
          <style:tab-stop style:type="left" style:position="-0.5in"/>
          <style:tab-stop style:type="left" style:position="0in"/>
        </style:tab-stops>
      </style:paragraph-properties>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12" style:parent-style-name="Normal" style:family="paragraph">
      <style:text-properties fo:font-weight="bold" style:font-weight-asian="bold"/>
    </style:style>
    <style:style style:name="P13" style:parent-style-name="Normal" style:family="paragraph">
      <style:paragraph-properties fo:margin-top="0.3333in" fo:margin-left="1.5in" fo:text-indent="-1.5in">
        <style:tab-stops/>
      </style:paragraph-properties>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paragraph-properties fo:margin-top="0.3333in"/>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paragraph-properties fo:margin-top="0.4166in"/>
      <style:text-properties fo:font-weight="bold" style:font-weight-asian="bold"/>
    </style:style>
    <style:style style:name="P18" style:parent-style-name="Normal" style:family="paragraph">
      <style:text-properties fo:font-weight="bold" style:font-weight-asian="bold"/>
    </style:style>
  </office:automatic-styles>
  <office:body>
    <office:text text:use-soft-page-breaks="true">
      <text:h text:style-name="P1" text:outline-level="1">Houses of Parliament</text:h>
      <text:h text:style-name="Heading2" text:outline-level="2"/>
      <text:h text:style-name="Heading2" text:outline-level="2">What you need to do</text:h>
      <text:p text:style-name="Normal"/>
      <text:p text:style-name="Normal">You need to provide basic information on your education and work experience and answer three questions. You have up to 300 words for each of your responses. The questions refer to competencies and why you want to work in the Houses of Parliament. Tell us about any relevant experiences from university, work or any extracurricular activities.</text:p>
      <text:p text:style-name="Normal"/>
      <text:p text:style-name="Normal">Use the next page to answer the questions, when you’re finished you can copy and paste the content into the response box.</text:p>
      <text:h text:style-name="Heading3" text:outline-level="3"/>
      <text:h text:style-name="Heading3" text:outline-level="3">Communication<text:s/></text:h>
      <text:p text:style-name="Normal"/>
      <text:p text:style-name="Normal">We are interested in your experience of good written and oral communication skills, and the ability to explain complex information clearly and succinctly. Give evidence of where you’ve demonstrated this competency.</text:p>
      <text:p text:style-name="Normal">Describe:</text:p>
      <text:list text:style-name="LFO1" text:continue-numbering="true">
        <text:list-item>
          <text:p text:style-name="P3">your role</text:p>
        </text:list-item>
        <text:list-item>
          <text:p text:style-name="P4">what you did to make your communication relevant to the audience or how you built relationships with those around you</text:p>
        </text:list-item>
        <text:list-item>
          <text:p text:style-name="P5">what the result or outcome was</text:p>
        </text:list-item>
      </text:list>
      <text:p text:style-name="Normal"/>
      <text:h text:style-name="Heading3" text:outline-level="3">Working with others</text:h>
      <text:p text:style-name="Normal"/>
      <text:p text:style-name="Normal">We are interested in your ability to get on with people from all walks of life and the skills to build and maintain effective working relationships with a wide variety of people. Give evidence of where you’ve demonstrated this competency.</text:p>
      <text:p text:style-name="Normal">Describe:</text:p>
      <text:list text:style-name="LFO1" text:continue-numbering="true">
        <text:list-item>
          <text:p text:style-name="P6">your role</text:p>
        </text:list-item>
        <text:list-item>
          <text:p text:style-name="P7">what you did to make your communication relevant to the audience or how you built relationships with those around you</text:p>
        </text:list-item>
        <text:list-item>
          <text:p text:style-name="P8">what the result or outcome was</text:p>
        </text:list-item>
      </text:list>
      <text:p text:style-name="Normal"/>
      <text:p text:style-name="P9">Why do you want to join the Houses of Parliament?</text:p>
      <text:p text:style-name="P10"/>
      <text:p text:style-name="Normal">Using no more than 300 words, outline why you want to join the Houses of Parliament scheme. Refer to specific examples of things that demonstrate your interest in working for the Houses of Parliament.</text:p>
      <text:soft-page-break/>
      <text:p text:style-name="P11">Copy and paste the headings and your responses into the response box.</text:p>
      <text:p text:style-name="P12"/>
      <text:h text:style-name="Heading3" text:outline-level="3">Education and work experience</text:h>
      <text:p text:style-name="Normal"/>
      <text:p text:style-name="Normal">List your previous education and work experience here</text:p>
      <text:p text:style-name="P13">Communication</text:p>
      <text:p text:style-name="P14"/>
      <text:p text:style-name="Normal">Enter your response here</text:p>
      <text:p text:style-name="P15">Working with others</text:p>
      <text:p text:style-name="P16"/>
      <text:p text:style-name="Normal">Enter your response here</text:p>
      <text:p text:style-name="P17">Why do you want to join the Houses of Parliament?</text:p>
      <text:p text:style-name="P18"/>
      <text:p text:style-name="Normal">Enter your response he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border="0in solid #FFFFFF" fo:padding="0.4305in" style:shadow="#000000 0in 0in" fo:margin-top="0.1666in"/>
      <style:text-properties fo:font-weight="bold" style:font-weight-asian="bold"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widows="2" fo:orphans="2" fo:border="0in solid #FFFFFF" fo:padding="0.4305in" style:shadow="#000000 0in 0in" fo:margin-top="0.0277in"/>
      <style:text-properties fo:font-weight="bold" style:font-weight-asian="bold" fo:color="#000000"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widows="2" fo:orphans="2" fo:border="0in solid #FFFFFF" fo:padding="0.4305in" style:shadow="#000000 0in 0in" fo:margin-top="0.0277in"/>
      <style:text-properties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widows="2" fo:orphans="2" fo:border="0in solid #FFFFFF" fo:padding="0.4305in" style:shadow="#000000 0in 0in" fo:margin-top="0.1666in" fo:margin-bottom="0.0416in"/>
      <style:text-properties fo:font-weight="bold" style:font-weight-asian="bold" fo:color="#000000" fo:font-size="14pt" style:font-size-asian="14pt" style:font-size-complex="14pt" fo:hyphenate="false"/>
    </style:style>
    <style:style style:name="Heading5" style:display-name="Heading 5" style:family="paragraph" style:parent-style-name="Normal" style:next-style-name="Normal" style:default-outline-level="5">
      <style:paragraph-properties fo:widows="2" fo:orphans="2" fo:border="0in solid #FFFFFF" fo:padding="0.4305in" style:shadow="#000000 0in 0in" fo:margin-top="0.1666in" fo:margin-bottom="0.0416in"/>
      <style:text-properties fo:font-weight="bold" style:font-weight-asian="bold" fo:font-style="italic" style:font-style-asian="italic" fo:color="#000000" fo:font-size="13pt" style:font-size-asian="13pt" style:font-size-complex="13pt" fo:hyphenate="false"/>
    </style:style>
    <style:style style:name="Heading6" style:display-name="Heading 6" style:family="paragraph" style:parent-style-name="Normal" style:next-style-name="Normal" style:default-outline-level="6">
      <style:paragraph-properties fo:widows="2" fo:orphans="2" fo:border="0in solid #FFFFFF" fo:padding="0.4305in" style:shadow="#000000 0in 0in" fo:margin-top="0.1666in" fo:margin-bottom="0.0416in"/>
      <style:text-properties fo:font-weight="bold" style:font-weight-asian="bold" fo:color="#000000"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widows="2" fo:orphans="2" fo:border="0in solid #FFFFFF" fo:padding="0.4305in" style:shadow="#000000 0in 0in" fo:text-align="center" fo:margin-top="0.1666in" fo:margin-bottom="0.0416in"/>
      <style:text-properties fo:font-weight="bold" style:font-weight-asian="bold" fo:color="#000000" fo:font-size="16pt" style:font-size-asian="16pt" style:font-size-complex="16pt" fo:hyphenate="false"/>
    </style:style>
    <style:style style:name="Subtitle" style:display-name="Subtitle" style:family="paragraph" style:parent-style-name="Normal" style:next-style-name="Normal">
      <style:paragraph-properties fo:widows="2" fo:orphans="2" fo:border="0in solid #FFFFFF" fo:padding="0.4305in" style:shadow="#000000 0in 0in" fo:text-align="center" fo:margin-bottom="0.0416in"/>
      <style:text-properties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2"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3"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4"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5"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6"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7"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8"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style style:name="WW_CharLFO1LVL9" style:family="text">
      <style:text-properties fo:font-weight="normal" style:font-weight-asian="normal" fo:font-style="normal" style:font-style-asian="normal" fo:font-variant="normal" style:text-line-through-type="none" fo:color="#000000" style:text-position="0% 100%" fo:font-size="10pt" style:font-size-asian="10pt" style:font-size-complex="10pt"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level-style-bullet text:level="2" text:style-name="WW_CharLFO1LVL2" text:bullet-char="○">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1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1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1LVL5" text:bullet-char="○">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1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1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1LVL8" text:bullet-char="○">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1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widows="2" fo:orphans="2"/>
    </style:style>
  </office:automatic-styles>
  <office:master-styles>
    <style:master-page style:name="MP0" style:page-layout-name="PL0">
      <style:header>
        <text:p text:style-name="Normal"/>
        <text:p text:style-name="Normal"/>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chenna Phillips</meta:initial-creator>
    <dc:creator>Uchenna Phillips</dc:creator>
    <meta:creation-date>2025-10-07T06:59:00Z</meta:creation-date>
    <dc:date>2025-10-07T06:59:00Z</dc:date>
    <meta:template xlink:href="Normal" xlink:type="simple"/>
    <meta:editing-cycles>2</meta:editing-cycles>
    <meta:editing-duration>PT0S</meta:editing-duration>
    <meta:document-statistic meta:page-count="2" meta:paragraph-count="3" meta:word-count="285" meta:character-count="1909" meta:row-count="13" meta:non-whitespace-character-count="1627"/>
  </office:meta>
</office:document-meta>
</file>